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" style:name="ta2">
      <style:table-properties table:display="true"/>
    </style:style>
    <style:style style:family="table" style:name="ta3">
      <style:table-properties table:display="true"/>
    </style:style>
    <style:style style:family="table" style:name="ta4">
      <style:table-properties table:display="true"/>
    </style:style>
    <style:style style:family="table" style:name="ta5">
      <style:table-properties table:display="true"/>
    </style:style>
    <style:style style:family="table" style:name="ta6">
      <style:table-properties table:display="true"/>
    </style:style>
    <style:style style:family="table" style:name="ta7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Курс 1" table:style-name="ta1">
        <office:forms/>
        <table:table-row>
          <table:table-cell table:number-columns-spanned="7" table:number-rows-spanned="1" table:style-name="ce1" office:value-type="string">
            <text:p>15.02.12 Монтаж, техническое обслуживание и ремонт промышленного оборудования (по отраслям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52.02.01 Искусство бале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table table:name="Курс 2" table:style-name="ta2">
        <office:forms/>
        <table:table-row>
          <table:table-cell table:number-columns-spanned="7" table:number-rows-spanned="1" table:style-name="ce1" office:value-type="string">
            <text:p>21.02.13 Геологическая съемка, поиски и разведка месторождений полезных ископаемых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7" table:number-rows-spanned="1" table:style-name="ce1" office:value-type="string">
            <text:p>15.02.12 Монтаж, техническое обслуживание и ремонт промышленного оборудования (по отраслям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2">
            <text:p>2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2">
            <text:p>2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7" table:number-rows-spanned="1" table:style-name="ce1" office:value-type="string">
            <text:p>52.02.01 Искусство бале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7" table:number-rows-spanned="1" table:style-name="ce1" office:value-type="string">
            <text:p>15.02.15 Технология металлообрабатывающего производств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style-name="ce0"/>
          <table:table-cell table:style-name="ce0"/>
          <table:table-cell table:number-columns-repeated="1017"/>
        </table:table-row>
      </table:table>
      <table:table table:name="Курс 8" table:style-name="ta3">
        <office:forms/>
        <table:table-row>
          <table:table-cell table:number-columns-spanned="7" table:number-rows-spanned="1" table:style-name="ce1" office:value-type="string">
            <text:p>35.02.06 Технология производства и переработки сельскохозяйственной продукции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21.02.13 Геологическая съемка, поиски и разведка месторождений полезных ископаемых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table table:name="Курс 7" table:style-name="ta4">
        <office:forms/>
        <table:table-row>
          <table:table-cell table:number-columns-spanned="7" table:number-rows-spanned="1" table:style-name="ce1" office:value-type="string">
            <text:p>21.02.13 Геологическая съемка, поиски и разведка месторождений полезных ископаемых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35.02.06 Технология производства и переработки сельскохозяйственной продукции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15.02.12 Монтаж, техническое обслуживание и ремонт промышленного оборудования (по отраслям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table table:name="Курс 5" table:style-name="ta5">
        <office:forms/>
        <table:table-row>
          <table:table-cell table:number-columns-spanned="7" table:number-rows-spanned="1" table:style-name="ce1" office:value-type="string">
            <text:p>21.02.13 Геологическая съемка, поиски и разведка месторождений полезных ископаемых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52.02.01 Искусство бале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7" table:number-rows-spanned="1" table:style-name="ce1" office:value-type="string">
            <text:p>15.02.12 Монтаж, техническое обслуживание и ремонт промышленного оборудования (по отраслям)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table table:name="Курс 3" table:style-name="ta6">
        <office:forms/>
        <table:table-row>
          <table:table-cell table:number-columns-spanned="7" table:number-rows-spanned="1" table:style-name="ce1" office:value-type="string">
            <text:p>21.02.13 Геологическая съемка, поиски и разведка месторождений полезных ископаемых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table table:name="Курс 6" table:style-name="ta7">
        <office:forms/>
        <table:table-row>
          <table:table-cell table:number-columns-spanned="7" table:number-rows-spanned="1" table:style-name="ce1" office:value-type="string">
            <text:p>15.02.15 Технология металлообрабатывающего производств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Всего студентов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ваканси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потребност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1">
            <text:p>1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откликнувшихся на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ходящ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  <table:table-row>
          <table:table-cell table:number-columns-spanned="4" table:number-rows-spanned="1" table:style-name="ce0" office:value-type="string">
            <text:p>Кол-во студентов, прошедших стажировки</text:p>
          </table:table-cell>
          <table:table-cell table:style-name="ce0"/>
          <table:table-cell table:style-name="ce0"/>
          <table:table-cell table:style-name="ce0"/>
          <table:table-cell table:number-columns-spanned="3" table:number-rows-spanned="1" table:style-name="ce0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3-20T08:25:15+00:00</meta:creation-date>
    <dc:date>2024-03-20T08:25:15+00:00</dc:date>
    <dc:title>Untitled Spreadsheet</dc:title>
    <dc:description/>
    <dc:subject/>
    <meta:keyword/>
    <meta:user-defined meta:name="Company"/>
    <meta:user-defined meta:name="category"/>
  </office:meta>
</office:document-meta>
</file>